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fo:min-height="5.08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fill-color="#ffffff" fo:min-height="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2" draw:text-style-name="P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 text:style-name="P2">Ethymologie</text:p>
              </text:list-item>
            </text:list>
            <text:list text:style-name="L2">
              <text:list-item>
                <text:list>
                  <text:list-item>
                    <text:p text:style-name="P3">Steganos : couv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raphein : écriture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5.086cm" svg:x="1.501cm" svg:y="12.414cm" presentation:class="outline" presentation:user-transformed="true">
          <draw:text-box>
            <text:list text:style-name="L2">
              <text:list-item>
                <text:p text:style-name="P2">But</text:p>
              </text:list-item>
            </text:list>
            <text:list text:style-name="L2">
              <text:list-item>
                <text:list>
                  <text:list-item>
                    <text:p text:style-name="P3">Dissimuler un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ifférent de la cryptographi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2" draw:text-style-name="P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 text:style-name="P2">Un peu d'Histoire</text:p>
              </text:list-item>
            </text:list>
            <text:list text:style-name="L2">
              <text:list-item>
                <text:list>
                  <text:list-item>
                    <text:p text:style-name="P3">1er siècle avant J.C. : l'encre invi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conde Guerre Mondiale : le micropoint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5.199cm" svg:height="7cm" svg:x="1.501cm" svg:y="10.5cm" presentation:class="outline" presentation:user-transformed="true">
          <draw:text-box>
            <text:list text:style-name="L2">
              <text:list-item>
                <text:p text:style-name="P2">Autres méthodes bien connues</text:p>
              </text:list-item>
            </text:list>
            <text:list text:style-name="L2">
              <text:list-item>
                <text:list>
                  <text:list-item>
                    <text:p text:style-name="P3">Le clou creux et la planche de bo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'oeuf, le vinaigre et l'alu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2" draw:text-style-name="P2" draw:layer="layout" svg:width="25.199cm" svg:height="5.696cm" svg:x="1.4cm" svg:y="4.914cm" presentation:class="outline" presentation:user-transformed="true">
          <draw:text-box>
            <text:list text:style-name="L2">
              <text:list-item>
                <text:p text:style-name="P2">Pourquoi la stéganographie</text:p>
              </text:list-item>
            </text:list>
            <text:list text:style-name="L2">
              <text:list-item>
                <text:list>
                  <text:list-item>
                    <text:p text:style-name="P3">Dissimuler un message --&gt; O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arquer un docu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Le filigran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5.849cm" svg:x="1.5cm" svg:y="11.5cm" presentation:class="outline" presentation:user-transformed="true">
          <draw:text-box>
            <text:list text:style-name="L2">
              <text:list-item>
                <text:p text:style-name="P2">Diverses applications</text:p>
              </text:list-item>
            </text:list>
            <text:list text:style-name="L2">
              <text:list-item>
                <text:list>
                  <text:list-item>
                    <text:p text:style-name="P3">Certification de la 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riginalité du docu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açabilité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21T15:36:59</meta:creation-date>
    <dc:date>2006-12-21T16:13:26</dc:date>
    <dc:language>fr-FR</dc:language>
    <meta:editing-cycles>3</meta:editing-cycles>
    <meta:editing-duration>PT36M27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